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32cm" fo:min-width="3.5cm"/>
    </style:style>
    <style:style style:name="gr2" style:family="graphic" style:parent-style-name="standard">
      <style:graphic-properties draw:fill-color="#66ff99" draw:textarea-horizontal-align="justify" draw:textarea-vertical-align="middle" draw:auto-grow-height="false" fo:min-height="0.692cm" fo:min-width="5.733cm"/>
    </style:style>
    <style:style style:name="gr3" style:family="graphic" style:parent-style-name="standard">
      <style:graphic-properties draw:textarea-horizontal-align="justify" draw:textarea-vertical-align="middle" draw:auto-grow-height="false" fo:min-height="1.985cm" fo:min-width="2.6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66ff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032cm" svg:x="7.731cm" svg:y="2.905cm">
          <text:p text:style-name="P1">Template</text:p>
          <text:p text:style-name="P1">&lt; &gt;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6.731cm" svg:height="1.016cm" svg:x="6.715cm" svg:y="6.207cm">
          <text:p text:style-name="P1">meta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2" draw:id="id2" draw:layer="layout" svg:width="3.429cm" svg:height="2.413cm" svg:x="8.239cm" svg:y="8.239cm">
          <text:p text:style-name="P1">Component</text:p>
          <text:p text:style-name="P1">{ 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draw:line-skew="1.911cm" svg:x1="12.049cm" svg:y1="3.921cm" svg:x2="11.668cm" svg:y2="9.446cm" draw:start-shape="id1" draw:start-glue-point="7" draw:end-shape="id2" draw:end-glue-point="7" svg:d="M12049 3921h2413v5525h-2794" svg:viewBox="0 0 2795 5526">
          <text:p/>
        </draw:connector>
        <draw:connector draw:style-name="gr4" draw:text-style-name="P3" draw:layer="layout" draw:line-skew="-1.404cm" svg:x1="8.239cm" svg:y1="9.446cm" svg:x2="7.731cm" svg:y2="3.921cm" draw:start-shape="id2" draw:start-glue-point="5" draw:end-shape="id1" draw:end-glue-point="5" svg:d="M8239 9446h-2413v-5525h1905" svg:viewBox="0 0 2414 5526">
          <text:p/>
        </draw:connector>
        <draw:frame draw:style-name="gr5" draw:text-style-name="P4" draw:layer="layout" svg:width="3.048cm" svg:height="1.673cm" svg:x="14.462cm" svg:y="7.604cm">
          <draw:text-box>
            <text:p>Event Binding</text:p>
          </draw:text-box>
        </draw:frame>
        <draw:frame draw:style-name="gr6" draw:text-style-name="P4" draw:layer="layout" svg:width="3.076cm" svg:height="1.673cm" svg:x="3.131cm" svg:y="4.915cm">
          <draw:text-box>
            <text:p>Property </text:p>
            <text:p>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7:42:41.554000000</meta:creation-date>
    <dc:date>2016-05-09T22:50:57.504000000</dc:date>
    <meta:editing-duration>PT4H53M15S</meta:editing-duration>
    <meta:editing-cycles>1</meta:editing-cycles>
    <meta:document-statistic meta:object-count="7"/>
    <meta:generator>LibreOffice/5.0.2.2$Windows_x86 LibreOffice_project/37b43f919e4de5eeaca9b9755ed688758a8251fe</meta:generator>
  </office:meta>
</office:document-meta>
</file>